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style style:name="P23" style:family="paragraph" style:parent-style-name="Text_20_body" style:list-style-name="L15">
      <style:paragraph-properties fo:margin-top="0cm" fo:margin-bottom="0cm" style:contextual-spacing="false"/>
    </style:style>
    <style:style style:name="P24" style:family="paragraph" style:parent-style-name="Text_20_body" style:list-style-name="L16"/>
    <style:style style:name="P25" style:family="paragraph" style:parent-style-name="Text_20_body" style:list-style-name="L16">
      <style:paragraph-properties fo:margin-top="0cm" fo:margin-bottom="0cm" style:contextual-spacing="false"/>
    </style:style>
    <style:style style:name="P26" style:family="paragraph" style:parent-style-name="Text_20_body" style:list-style-name="L17"/>
    <style:style style:name="P27" style:family="paragraph" style:parent-style-name="Text_20_body" style:list-style-name="L17">
      <style:paragraph-properties fo:margin-top="0cm" fo:margin-bottom="0cm" style:contextual-spacing="false"/>
    </style:style>
    <style:style style:name="P28" style:family="paragraph" style:parent-style-name="Text_20_body" style:list-style-name="L18"/>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9"/>
    <style:style style:name="P31" style:family="paragraph" style:parent-style-name="Text_20_body" style:list-style-name="L19">
      <style:paragraph-properties fo:margin-top="0cm" fo:margin-bottom="0cm" style:contextual-spacing="false"/>
    </style:style>
    <style:style style:name="P32" style:family="paragraph" style:parent-style-name="Text_20_body" style:list-style-name="L20"/>
    <style:style style:name="P33" style:family="paragraph" style:parent-style-name="Text_20_body" style:list-style-name="L20">
      <style:paragraph-properties fo:margin-top="0cm" fo:margin-bottom="0cm" style:contextual-spacing="false"/>
    </style:style>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4">
      <style:paragraph-properties fo:margin-top="0cm" fo:margin-bottom="0cm" style:contextual-spacing="false"/>
    </style:style>
    <style:style style:name="P39" style:family="paragraph" style:parent-style-name="Text_20_body" style:list-style-name="L25"/>
    <style:style style:name="P40" style:family="paragraph" style:parent-style-name="Text_20_body" style:list-style-name="L25">
      <style:paragraph-properties fo:margin-top="0cm" fo:margin-bottom="0cm" style:contextual-spacing="false"/>
    </style:style>
    <style:style style:name="P41" style:family="paragraph" style:parent-style-name="Text_20_body" style:list-style-name="L26"/>
    <style:style style:name="P42" style:family="paragraph" style:parent-style-name="Text_20_body" style:list-style-name="L26">
      <style:paragraph-properties fo:margin-top="0cm" fo:margin-bottom="0cm" style:contextual-spacing="false"/>
    </style:style>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list-style-name="L29">
      <style:paragraph-properties fo:margin-top="0cm" fo:margin-bottom="0cm" style:contextual-spacing="false"/>
    </style:style>
    <style:style style:name="P47" style:family="paragraph" style:parent-style-name="Text_20_body" style:list-style-name="L30"/>
    <style:style style:name="P48" style:family="paragraph" style:parent-style-name="Text_20_body" style:list-style-name="L30">
      <style:paragraph-properties fo:margin-top="0cm" fo:margin-bottom="0cm" style:contextual-spacing="false"/>
    </style:style>
    <style:style style:name="P49" style:family="paragraph" style:parent-style-name="Text_20_body" style:list-style-name="L31"/>
    <style:style style:name="P50" style:family="paragraph" style:parent-style-name="Text_20_body" style:list-style-name="L31">
      <style:paragraph-properties fo:margin-top="0cm" fo:margin-bottom="0cm" style:contextual-spacing="false"/>
    </style:style>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4">
      <style:paragraph-properties fo:margin-top="0cm" fo:margin-bottom="0cm" style:contextual-spacing="false"/>
    </style:style>
    <style:style style:name="P55" style:family="paragraph" style:parent-style-name="Text_20_body" style:list-style-name="L35"/>
    <style:style style:name="P56" style:family="paragraph" style:parent-style-name="Text_20_body" style:list-style-name="L35">
      <style:paragraph-properties fo:margin-top="0cm" fo:margin-bottom="0cm" style:contextual-spacing="false"/>
    </style:style>
    <style:style style:name="P57" style:family="paragraph" style:parent-style-name="Text_20_body" style:list-style-name="L36"/>
    <style:style style:name="P58" style:family="paragraph" style:parent-style-name="Text_20_body" style:list-style-name="L36">
      <style:paragraph-properties fo:margin-top="0cm" fo:margin-bottom="0cm" style:contextual-spacing="false"/>
    </style:style>
    <style:style style:name="P59" style:family="paragraph" style:parent-style-name="Text_20_body" style:list-style-name="L37"/>
    <style:style style:name="P60" style:family="paragraph" style:parent-style-name="Text_20_body" style:list-style-name="L37">
      <style:paragraph-properties fo:margin-top="0cm" fo:margin-bottom="0cm" style:contextual-spacing="false"/>
    </style:style>
    <style:style style:name="P61" style:family="paragraph" style:parent-style-name="Text_20_body" style:list-style-name="L38"/>
    <style:style style:name="P62" style:family="paragraph" style:parent-style-name="Text_20_body" style:list-style-name="L38">
      <style:paragraph-properties fo:margin-top="0cm" fo:margin-bottom="0cm" style:contextual-spacing="false"/>
    </style:style>
    <style:style style:name="P63" style:family="paragraph" style:parent-style-name="Text_20_body" style:list-style-name="L39"/>
    <style:style style:name="P64" style:family="paragraph" style:parent-style-name="Text_20_body" style:list-style-name="L39">
      <style:paragraph-properties fo:margin-top="0cm" fo:margin-bottom="0cm" style:contextual-spacing="false"/>
    </style:style>
    <style:style style:name="P65" style:family="paragraph" style:parent-style-name="Text_20_body" style:list-style-name="L40"/>
    <style:style style:name="P66" style:family="paragraph" style:parent-style-name="Text_20_body" style:list-style-name="L4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3.1. Authorization Endpoint</text:span> bölümü, OAuth 2.0 protokolünün <text:span text:style-name="Strong_20_Emphasis">yetkilendirme uç noktası</text:span> (authorization endpoint) ile ilgili gereksinimleri açıklar. Yetkilendirme uç noktası, istemcinin kullanıcıdan (kaynak sahibi) <text:span text:style-name="Strong_20_Emphasis">yetkilendirme izni</text:span> almak amacıyla kullandığı bir kaynaktır. Bu uç nokta, OAuth 2.0 protokolünün temel taşlarından biridir ve aşağıdaki önemli unsurları içerir:</text:p>
      <text:h text:style-name="Heading_20_3" text:outline-level="3">1. <text:span text:style-name="Strong_20_Emphasis">Yetkilendirme Uç Noktasının Amacı</text:span></text:h>
      <text:list text:style-name="L1">
        <text:list-item>
          <text:p text:style-name="P1"><text:span text:style-name="Strong_20_Emphasis">Yetkilendirme grant'ı alma:</text:span> Yetkilendirme uç noktası, istemcinin <text:span text:style-name="Strong_20_Emphasis">yetkilendirme grant'ı</text:span> almak için kullanılır. Bu grant, istemcinin kaynağa (örneğin, API'ye) erişim izni almasını sağlar. Kullanıcı, yetkilendirme işlemi sırasında istemcinin belirttiği yetkilendirme uç noktasına yönlendirilir ve burada onay vermesi beklenir.</text:p>
        </text:list-item>
      </text:list>
      <text:h text:style-name="Heading_20_3" text:outline-level="3">2. <text:span text:style-name="Strong_20_Emphasis">Kaynak Sahibinin Kimlik Doğrulaması</text:span></text:h>
      <text:list text:style-name="L2">
        <text:list-item>
          <text:p text:style-name="P3"><text:span text:style-name="Strong_20_Emphasis">Kimlik doğrulama gereksinimi:</text:span> Yetkilendirme sunucusu, kaynak sahibinin kimliğini doğrulamalıdır. Kimlik doğrulama işlemi (örneğin, kullanıcı adı ve şifre girişi veya oturum çerezleri) bu spesifikasyonun dışında olsa da, bu adım <text:span text:style-name="Strong_20_Emphasis">gereklidir</text:span>.</text:p>
        </text:list-item>
        <text:list-item>
          <text:p text:style-name="P2">Kimlik doğrulama işlemi, kullanıcının doğru olduğuna ve kaynak sahibinin izin verme yetkisine sahip olduğuna emin olmak için yapılır.</text:p>
        </text:list-item>
      </text:list>
      <text:h text:style-name="Heading_20_3" text:outline-level="3">3. <text:span text:style-name="Strong_20_Emphasis">Yetkilendirme Uç Noktasının Konumu</text:span></text:h>
      <text:list text:style-name="L3">
        <text:list-item>
          <text:p text:style-name="P4"><text:span text:style-name="Strong_20_Emphasis">Uç nokta konumunun belirlenmesi:</text:span> İstemci, yetkilendirme uç noktasının yerini öğrenmek için belirli yöntemler kullanır. Bu spesifikasyon, bu yöntemi belirtmez ancak genellikle uç nokta konumu, hizmetin dokümantasyonunda sağlanır.</text:p>
        </text:list-item>
      </text:list>
      <text:h text:style-name="Heading_20_3" text:outline-level="3">4. <text:span text:style-name="Strong_20_Emphasis">Authorization Endpoint URI Yapısı</text:span></text:h>
      <text:list text:style-name="L4">
        <text:list-item>
          <text:p text:style-name="P5"><text:span text:style-name="Strong_20_Emphasis">Query Parametreleri ve Formülasyonu:</text:span> Yetkilendirme uç noktasının URI'si, <text:span text:style-name="Strong_20_Emphasis">"application/x-www-form-urlencoded"</text:span> formatında sorgu parametreleri içerebilir. Bu parametreler, RFC3986'ya uygun şekilde eklenmelidir ve parametrelerin sırası değiştirilmemelidir. Ancak <text:span text:style-name="Strong_20_Emphasis">fragment</text:span> (örn. # işareti ile başlayan kısımlar) kullanımı yasaktır.</text:p>
        </text:list-item>
        <text:list-item>
          <text:p text:style-name="P5"><text:span text:style-name="Strong_20_Emphasis">Tekrar eden parametreler:</text:span> Aynı parametre, istekte birden fazla kez gönderilemez. Eğer bir parametre eksikse, sunucu bu durumu, parametrenin yok sayılması olarak kabul etmelidir.</text:p>
        </text:list-item>
      </text:list>
      <text:h text:style-name="Heading_20_3" text:outline-level="3">5. <text:span text:style-name="Strong_20_Emphasis">Güvenli İletişim Gereksinimi</text:span></text:h>
      <text:list text:style-name="L5">
        <text:list-item>
          <text:p text:style-name="P6"><text:span text:style-name="Strong_20_Emphasis">TLS Kullanımı:</text:span> Yetkilendirme uç noktasına yapılan talepler, <text:span text:style-name="Strong_20_Emphasis">kullanıcı kimlik bilgilerini</text:span> ve <text:span text:style-name="Strong_20_Emphasis">açık metin verileri</text:span> ilettiğinden, bu verilerin güvenli bir şekilde iletilmesi önemlidir. Bu nedenle, <text:span text:style-name="Strong_20_Emphasis">TLS (Transport Layer Security)</text:span> protokolü kullanımı <text:span text:style-name="Strong_20_Emphasis">zorunludur</text:span>. Yani, HTTPS üzerinden iletişim yapılmalıdır.</text:p>
        </text:list-item>
        <text:list-item>
          <text:p text:style-name="P6"><text:span text:style-name="Strong_20_Emphasis">Veri Güvenliği:</text:span> Bu gereklilik, kullanıcının kimlik bilgilerini korumak ve olası kötü niyetli saldırıları engellemek için gereklidir.</text:p>
        </text:list-item>
      </text:list>
      <text:h text:style-name="Heading_20_3" text:outline-level="3">6. <text:span text:style-name="Strong_20_Emphasis">HTTP Yöntemleri: GET ve POST</text:span></text:h>
      <text:list text:style-name="L6">
        <text:list-item>
          <text:p text:style-name="P7"><text:span text:style-name="Strong_20_Emphasis">GET Yöntemi:</text:span> Yetkilendirme uç noktası, en azından <text:span text:style-name="Strong_20_Emphasis">HTTP GET</text:span> yöntemini desteklemelidir. Bu yöntem, genellikle URL üzerinden sorgu parametreleri gönderilmesini sağlar.</text:p>
        </text:list-item>
        <text:list-item>
          <text:p text:style-name="P7"><text:soft-page-break/><text:span text:style-name="Strong_20_Emphasis">POST Yöntemi:</text:span> Yetkilendirme uç noktası <text:span text:style-name="Strong_20_Emphasis">POST</text:span> yöntemini de destekleyebilir, ancak bu zorunlu değildir. <text:span text:style-name="Strong_20_Emphasis">POST</text:span>, genellikle daha büyük veri miktarlarının gönderilmesi gerektiğinde tercih edilen bir yöntemdir.</text:p>
        </text:list-item>
      </text:list>
      <text:h text:style-name="Heading_20_3" text:outline-level="3">7. <text:span text:style-name="Strong_20_Emphasis">Tanımadık Parametreler ve Değerler</text:span></text:h>
      <text:list text:style-name="L7">
        <text:list-item>
          <text:p text:style-name="P8"><text:span text:style-name="Strong_20_Emphasis">Tanımlanmayan parametreler:</text:span> İstemciden gelen tanınmayan parametreler, yetkilendirme sunucusu tarafından <text:span text:style-name="Strong_20_Emphasis">yok sayılmalıdır</text:span>. Sunucu bu parametreleri dikkate almaz.</text:p>
        </text:list-item>
        <text:list-item>
          <text:p text:style-name="P8"><text:span text:style-name="Strong_20_Emphasis">Parametre Değerlerinin Yok Sayılması:</text:span> Parametrelerin değerleri eksikse, yetkilendirme sunucusu bu parametreleri <text:span text:style-name="Strong_20_Emphasis">omiş</text:span> olarak kabul etmelidir.</text:p>
        </text:list-item>
      </text:list>
      <text:h text:style-name="Heading_20_3" text:outline-level="3">8. <text:span text:style-name="Strong_20_Emphasis">Tekrar Eden Parametreler</text:span></text:h>
      <text:list text:style-name="L8">
        <text:list-item>
          <text:p text:style-name="P9"><text:span text:style-name="Strong_20_Emphasis">Bir parametre birden fazla kez gönderilmemelidir:</text:span> Herhangi bir parametre birden fazla kez istemci tarafından gönderilmemelidir. Eğer böyle bir durum söz konusuysa, parametrelerin her birini tek seferde işlemesi gereklidir.</text:p>
        </text:list-item>
      </text:list>
      <text:p text:style-name="Horizontal_20_Line"/>
      <text:h text:style-name="Heading_20_3" text:outline-level="3"><text:span text:style-name="Strong_20_Emphasis">Özet:</text:span></text:h>
      <text:list text:style-name="L9">
        <text:list-item>
          <text:p text:style-name="P11">Yetkilendirme uç noktası, istemcinin kaynağa erişim izni almak için kullandığı ana kaynaktır.</text:p>
        </text:list-item>
        <text:list-item>
          <text:p text:style-name="P11">Sunucu, kullanıcı kimliğini doğrulamalıdır.</text:p>
        </text:list-item>
        <text:list-item>
          <text:p text:style-name="P11">Yetkilendirme uç noktasına yapılan talepler, <text:span text:style-name="Strong_20_Emphasis">TLS</text:span> üzerinden güvenli bir şekilde iletilmelidir.</text:p>
        </text:list-item>
        <text:list-item>
          <text:p text:style-name="P11">İstemci, <text:span text:style-name="Strong_20_Emphasis">GET</text:span> ve gerekirse <text:span text:style-name="Strong_20_Emphasis">POST</text:span> yöntemlerini kullanabilir.</text:p>
        </text:list-item>
        <text:list-item>
          <text:p text:style-name="P10"><text:span text:style-name="Strong_20_Emphasis">Query parametreleri</text:span>, belirli bir formata uygun şekilde iletilmeli, tekrar edilmemeli ve sunucu tanımadığı parametreleri göz ardı etmelidir.</text:p>
        </text:list-item>
      </text:list>
      <text:p text:style-name="Text_20_body">Bu uç nokta, OAuth 2.0 protokolünde kullanıcının kimliğini doğrulamak ve ona erişim izni sağlamak amacıyla kritik bir rol oynar.</text:p>
      <text:p text:style-name="Standard"/>
      <text:p text:style-name="Text_20_body"><text:span text:style-name="Strong_20_Emphasis">3.1.1. Response Type</text:span> bölümü, <text:span text:style-name="Strong_20_Emphasis">authorization endpoint</text:span> (yetkilendirme uç noktası) üzerinden gönderilen taleplerin nasıl yanıtlanacağına dair önemli bir parametreyi açıklar. Bu parametre, istemcinin hangi tür <text:span text:style-name="Strong_20_Emphasis">yetkilendirme yanıtını</text:span> istediğini belirtir. İstemci, <text:span text:style-name="Strong_20_Emphasis">authorization server</text:span> (yetkilendirme sunucusuna) bu parametreyi kullanarak hangi tür <text:span text:style-name="Strong_20_Emphasis">grant</text:span> (izin) tipini talep ettiğini bildirir. Bu bölümde açıklanan "response_type" parametresi, OAuth 2.0 protokolündeki farklı yetkilendirme akışlarını belirler. Aşağıda <text:span text:style-name="Strong_20_Emphasis">response_type</text:span> parametresinin nasıl çalıştığı ve olası değerleri açıklanmıştır:</text:p>
      <text:h text:style-name="Heading_20_3" text:outline-level="3">1. <text:span text:style-name="Strong_20_Emphasis">response_type Parametresi</text:span></text:h>
      <text:list text:style-name="L10">
        <text:list-item>
          <text:p text:style-name="P13"><text:span text:style-name="Strong_20_Emphasis">Zorunlu Parametre:</text:span> "response_type" parametresi, yetkilendirme isteği gönderilirken <text:span text:style-name="Strong_20_Emphasis">zorunlu</text:span> bir parametredir. Bu parametre, istemcinin hangi tür <text:span text:style-name="Strong_20_Emphasis">yetkilendirme yanıtını</text:span> beklediğini belirtir.</text:p>
        </text:list-item>
        <text:list-item>
          <text:p text:style-name="P12">İstemci, yetkilendirme sunucusuna hangi tür yanıt almak istediğini bildirir ve sunucu buna göre uygun bir işlem yapar.</text:p>
        </text:list-item>
      </text:list>
      <text:h text:style-name="Heading_20_3" text:outline-level="3"><text:soft-page-break/>2. <text:span text:style-name="Strong_20_Emphasis">response_type Değerleri</text:span></text:h>
      <text:p text:style-name="Text_20_body">İstemcinin talep ettiği yanıt türüne göre, <text:span text:style-name="Strong_20_Emphasis">response_type</text:span> parametresi farklı değerler alabilir. Bu değerler, istemcinin yetkilendirme sunucusundan alacağı <text:span text:style-name="Strong_20_Emphasis">yetkilendirme grant'ı</text:span> türünü belirler.</text:p>
      <text:h text:style-name="Heading_20_4" text:outline-level="4">a. <text:span text:style-name="Strong_20_Emphasis">code</text:span> (Authorization Code Grant)</text:h>
      <text:list text:style-name="L11">
        <text:list-item>
          <text:p text:style-name="P15"><text:span text:style-name="Strong_20_Emphasis">Açıklama:</text:span> Bu, <text:span text:style-name="Strong_20_Emphasis">authorization code grant</text:span> türü için kullanılır. Bu, OAuth 2.0'ın en yaygın akışlarından biridir. İstemci, yetkilendirme sunucusundan bir <text:span text:style-name="Strong_20_Emphasis">authorization code</text:span> (yetkilendirme kodu) almak ister. Bu kod, daha sonra istemci tarafından <text:span text:style-name="Strong_20_Emphasis">token endpoint</text:span>'e gönderilir ve bir <text:span text:style-name="Strong_20_Emphasis">access token</text:span> (erişim jetonu) alınır.</text:p>
        </text:list-item>
        <text:list-item>
          <text:p text:style-name="P14"><text:span text:style-name="Strong_20_Emphasis">Ne Zaman Kullanılır?</text:span>: Bu yanıt türü, istemcinin güvenli bir şekilde yetkilendirme kodunu almasını isteyen istemciler için kullanılır. Bu tip genellikle web uygulamaları gibi <text:span text:style-name="Strong_20_Emphasis">gizlilik</text:span> gereksinimi yüksek olan istemciler tarafından kullanılır.</text:p>
        </text:list-item>
      </text:list>
      <text:h text:style-name="Heading_20_4" text:outline-level="4">b. <text:span text:style-name="Strong_20_Emphasis">token</text:span> (Implicit Grant)</text:h>
      <text:list text:style-name="L12">
        <text:list-item>
          <text:p text:style-name="P17"><text:span text:style-name="Strong_20_Emphasis">Açıklama:</text:span> Bu, <text:span text:style-name="Strong_20_Emphasis">implicit grant</text:span> türü için kullanılır. İstemci doğrudan bir <text:span text:style-name="Strong_20_Emphasis">access token</text:span> (erişim jetonu) almak ister, ancak authorization code alınmaz. Bu tür genellikle daha az güvenlik gereksinimi olan istemciler için uygundur (örneğin, tarayıcı tabanlı uygulamalar veya tek sayfalık uygulamalar - SPA).</text:p>
        </text:list-item>
        <text:list-item>
          <text:p text:style-name="P16"><text:span text:style-name="Strong_20_Emphasis">Ne Zaman Kullanılır?</text:span>: Bu, istemcinin daha hızlı bir şekilde erişim sağlamak istediği, ancak daha düşük güvenlik önlemleri gerektiren uygulamalarda kullanılır.</text:p>
        </text:list-item>
      </text:list>
      <text:h text:style-name="Heading_20_4" text:outline-level="4">c. <text:span text:style-name="Strong_20_Emphasis">Extension Values (Uzantı Değerleri)</text:span></text:h>
      <text:list text:style-name="L13">
        <text:list-item>
          <text:p text:style-name="P19"><text:span text:style-name="Strong_20_Emphasis">Açıklama:</text:span> OAuth 2.0 protokolüne ek olarak bazı özel uzantılar (extension grant types) olabilir. Bu uzantı türleri, <text:span text:style-name="Strong_20_Emphasis">response_type</text:span> parametresinde özel bir değer alabilirler. Bu uzantılar, OAuth 2.0'ın dışında olan ancak OAuth 2.0 uyumlu sistemlere özgü özellikler sunabilir.</text:p>
        </text:list-item>
        <text:list-item>
          <text:p text:style-name="P19"><text:span text:style-name="Strong_20_Emphasis">Örnek:</text:span> "a b" gibi bir <text:span text:style-name="Strong_20_Emphasis">response_type</text:span> değeri olabilir, burada <text:span text:style-name="Strong_20_Emphasis">"a"</text:span> ve <text:span text:style-name="Strong_20_Emphasis">"b"</text:span> değerleri uzantı yanıt türlerini temsil eder ve sıralama fark etmez. Örneğin, bir OAuth uzantısı, her iki türdeki yanıtları aynı anda almayı mümkün kılabilir.</text:p>
        </text:list-item>
        <text:list-item>
          <text:p text:style-name="P18"><text:span text:style-name="Strong_20_Emphasis">Ne Zaman Kullanılır?</text:span>: Özel uygulama gereksinimleri veya ek OAuth 2.0 uzantıları kullanıldığında.</text:p>
        </text:list-item>
      </text:list>
      <text:h text:style-name="Heading_20_3" text:outline-level="3">3. <text:span text:style-name="Strong_20_Emphasis">response_type Parametresinin Eksik Olması veya Anlaşılmaması Durumu</text:span></text:h>
      <text:list text:style-name="L14">
        <text:list-item>
          <text:p text:style-name="P21"><text:span text:style-name="Strong_20_Emphasis">Eksik veya Tanınmayan response_type:</text:span> Eğer istemci, <text:span text:style-name="Strong_20_Emphasis">response_type</text:span> parametresini göndermemişse veya gönderdiği değer yetkilendirme sunucusu tarafından anlaşılmıyorsa, yetkilendirme sunucusu bir <text:span text:style-name="Strong_20_Emphasis">hata yanıtı</text:span> döndürmelidir. Bu hata yanıtı, <text:span text:style-name="Strong_20_Emphasis">Section 4.1.2.1</text:span>'de açıklanan şekilde yapılandırılmalıdır.</text:p>
          <text:list>
            <text:list-item>
              <text:p text:style-name="P20"><text:span text:style-name="Strong_20_Emphasis">Hata Durumu:</text:span> Yetkilendirme sunucusu, beklenen "response_type" değerini alamazsa veya eksikse, bu durumda <text:span text:style-name="Strong_20_Emphasis">400 Bad Request</text:span> gibi bir hata dönebilir ve istemciye uygun hata mesajını iletebilir.</text:p>
            </text:list-item>
          </text:list>
        </text:list-item>
      </text:list>
      <text:h text:style-name="Heading_20_3" text:outline-level="3">4. <text:span text:style-name="Strong_20_Emphasis">Uzantı Yanıt Türlerinin (Extension Response Types) Kullanımı</text:span></text:h>
      <text:list text:style-name="L15">
        <text:list-item>
          <text:p text:style-name="P23">Uzantı yanıt türleri, <text:span text:style-name="Strong_20_Emphasis">response_type</text:span> parametresine bir <text:span text:style-name="Strong_20_Emphasis">boşluk ile ayrılmış bir dizi değer</text:span> ekleyebilir. Bu tür yanıtların anlamı, ilgili uzantı spesifikasyonları tarafından tanımlanır.</text:p>
          <text:list>
            <text:list-item>
              <text:p text:style-name="P22"><text:soft-page-break/><text:span text:style-name="Strong_20_Emphasis">Örnek:</text:span> "a b" ve "b a" yanıt türleri eşdeğerdir; sıralama önemli değildir.</text:p>
            </text:list-item>
          </text:list>
        </text:list-item>
      </text:list>
      <text:p text:style-name="Horizontal_20_Line"/>
      <text:h text:style-name="Heading_20_3" text:outline-level="3"><text:span text:style-name="Strong_20_Emphasis">Özet:</text:span></text:h>
      <text:list text:style-name="L16">
        <text:list-item>
          <text:p text:style-name="P25"><text:span text:style-name="Strong_20_Emphasis">response_type</text:span> parametresi, istemcinin yetkilendirme uç noktasına yaptığı isteklerde hangi tür yanıt beklediğini belirtir.</text:p>
        </text:list-item>
        <text:list-item>
          <text:p text:style-name="P25">Bu parametre, <text:span text:style-name="Strong_20_Emphasis">"code"</text:span> (authorization code grant) veya <text:span text:style-name="Strong_20_Emphasis">"token"</text:span> (implicit grant) gibi değerler alabilir.</text:p>
        </text:list-item>
        <text:list-item>
          <text:p text:style-name="P25">Uzantı yanıt türleri, belirli OAuth 2.0 uzantıları tarafından tanımlanmış özel değerler olabilir.</text:p>
        </text:list-item>
        <text:list-item>
          <text:p text:style-name="P24">Eğer <text:span text:style-name="Strong_20_Emphasis">response_type</text:span> parametresi eksik ya da geçersizse, yetkilendirme sunucusu hata mesajı döndürmelidir.</text:p>
        </text:list-item>
      </text:list>
      <text:p text:style-name="Text_20_body">Bu parametre, istemci ile yetkilendirme sunucusu arasındaki yetkilendirme akışının doğru şekilde başlatılmasını sağlar.</text:p>
      <text:p text:style-name="Text_20_body"><text:span text:style-name="Strong_20_Emphasis">3.1.2. Redirection Endpoint</text:span> bölümü, OAuth 2.0 protokolündeki bir <text:span text:style-name="Strong_20_Emphasis">redirection endpoint</text:span> (yönlendirme uç noktası) kullanımıyla ilgilidir. Yönlendirme uç noktası, yetkilendirme süreci sonunda kullanıcının (kaynak sahibi) onayı alındığında istemciye geri dönmesini sağlar. İstemci, yetkilendirme sunucusuyla etkileşim tamamlandığında, kullanıcıyı bu uç noktaya yönlendirir. Bu bölümdeki açıklamalar, yönlendirme uç noktasının nasıl yapılandırılacağına ve nasıl çalışması gerektiğine dair ayrıntıları sunar.</text:p>
      <text:h text:style-name="Heading_20_3" text:outline-level="3">1. <text:span text:style-name="Strong_20_Emphasis">Redirection Endpoint'ın Rolü</text:span></text:h>
      <text:list text:style-name="L17">
        <text:list-item>
          <text:p text:style-name="P27">Yetkilendirme süreci tamamlandıktan sonra, <text:span text:style-name="Strong_20_Emphasis">authorization server</text:span> (yetkilendirme sunucusu), kaynak sahibinin <text:span text:style-name="Strong_20_Emphasis">user-agent</text:span> (kullanıcı aracısı, yani tarayıcı) aracılığıyla istemciye geri yönlendirme yapar.</text:p>
        </text:list-item>
        <text:list-item>
          <text:p text:style-name="P27"><text:span text:style-name="Strong_20_Emphasis">Yönlendirme uç noktası</text:span>, istemcinin, yetkilendirme sunucusuyla yapılan etkileşimden sonra alacağı yanıtı alacağı yerdir. Bu uç nokta, istemcinin kaydolduğu ve yetkilendirme isteği sırasında belirttiği yerdir.</text:p>
        </text:list-item>
        <text:list-item>
          <text:p text:style-name="P26">Yönlendirme uç noktası, istemciye dönüş için belirlenen bir <text:span text:style-name="Strong_20_Emphasis">URI</text:span>'dir (Uniform Resource Identifier), ve bu URI, yetkilendirme isteği sırasında önceden belirlenmiş olmalıdır.</text:p>
        </text:list-item>
      </text:list>
      <text:h text:style-name="Heading_20_3" text:outline-level="3">2. <text:span text:style-name="Strong_20_Emphasis">Redirection Endpoint URI</text:span></text:h>
      <text:list text:style-name="L18">
        <text:list-item>
          <text:p text:style-name="P28"><text:span text:style-name="Strong_20_Emphasis">Mutlaka Tam URI Olmalı:</text:span> Yönlendirme uç noktası bir <text:span text:style-name="Strong_20_Emphasis">absolute URI</text:span> olmalıdır. Bu, URI'nin başında <text:span text:style-name="Strong_20_Emphasis">şema (örn. http://)</text:span>, <text:span text:style-name="Strong_20_Emphasis">host</text:span> (sunucu adı) ve <text:span text:style-name="Strong_20_Emphasis">path</text:span> (yol) gibi bileşenlerin yer alması gerektiği anlamına gelir.</text:p>
          <text:list>
            <text:list-item>
              <text:p text:style-name="P29"><text:span text:style-name="Strong_20_Emphasis">RFC 3986</text:span>'ya göre, bu bir tam URI olmalıdır ve bu RFC'de tanımlanan kurallara uymalıdır.</text:p>
            </text:list-item>
          </text:list>
        </text:list-item>
        <text:list-item>
          <text:p text:style-name="P28"><text:span text:style-name="Strong_20_Emphasis">Query Bileşeni:</text:span> Yönlendirme uç noktası URI'si, bir <text:span text:style-name="Strong_20_Emphasis">"application/x-www-form-urlencoded"</text:span> biçiminde query parametreleri içerebilir. Bu query parametreleri, istemcinin yetkilendirme sunucusundan dönen bilgileri taşır.</text:p>
          <text:list>
            <text:list-item>
              <text:p text:style-name="P29">Bu query bileşeni, URI'ye ek parametreler eklenmeden önce tutulmalı, yani önceden var olan parametrelerin kaybolmaması sağlanmalıdır.</text:p>
            </text:list-item>
            <text:list-item>
              <text:p text:style-name="P29">Parametreler <text:span text:style-name="Strong_20_Emphasis">Appendix B</text:span>'de tanımlandığı şekilde şifrelenmiş formda olabilir.</text:p>
            </text:list-item>
          </text:list>
        </text:list-item>
        <text:list-item>
          <text:p text:style-name="P28"><text:soft-page-break/><text:span text:style-name="Strong_20_Emphasis">Fragment İçermemeli:</text:span> Yönlendirme URI'si <text:span text:style-name="Strong_20_Emphasis">fragment</text:span> bileşeni içeremez. <text:span text:style-name="Strong_20_Emphasis">Fragment</text:span> kısmı, URI'nin parçası olarak sadece istemci tarafında işlenen bir bölümdür ve yetkilendirme sürecinde herhangi bir sunucu tarafı işlemi için kullanılmaz. Bu yüzden, OAuth 2.0'da yönlendirme URI'leri fragment içermemelidir.</text:p>
        </text:list-item>
      </text:list>
      <text:h text:style-name="Heading_20_3" text:outline-level="3">3. <text:span text:style-name="Strong_20_Emphasis">Yönlendirme Endpoint'inin İşlevi ve Kısıtlamalar</text:span></text:h>
      <text:list text:style-name="L19">
        <text:list-item>
          <text:p text:style-name="P30"><text:span text:style-name="Strong_20_Emphasis">İstemci Kaydı ve Yetkilendirme İsteği:</text:span> Yönlendirme uç noktası, istemcinin <text:span text:style-name="Strong_20_Emphasis">client registration</text:span> (istemci kaydı) sırasında belirlediği bir URI'dir. Yetkilendirme isteği yapılırken, istemci bu URI'yi belirtir.</text:p>
          <text:list>
            <text:list-item>
              <text:p text:style-name="P31">Örneğin, bir istemci kaydolurken, "http://client.example.com/callback" gibi bir yönlendirme URI'si belirlerse, yetkilendirme sunucusu bu URI'yi kullanarak kullanıcıyı geri gönderir.</text:p>
            </text:list-item>
          </text:list>
        </text:list-item>
        <text:list-item>
          <text:p text:style-name="P30"><text:span text:style-name="Strong_20_Emphasis">Kullanıcı-Agent (Tarayıcı) ile Etkileşim:</text:span> Yönlendirme, kullanıcıyı tekrar istemciye yönlendirmek için kullanıcı aracısı (tarayıcı) üzerinden yapılır. Yetkilendirme sunucusu, istemciye gerekli erişim izinlerini verdikten sonra, kullanıcının tarayıcısını bu URI'ye yönlendirir.</text:p>
        </text:list-item>
      </text:list>
      <text:p text:style-name="Horizontal_20_Line"/>
      <text:h text:style-name="Heading_20_3" text:outline-level="3"><text:span text:style-name="Strong_20_Emphasis">Özet:</text:span></text:h>
      <text:list text:style-name="L20">
        <text:list-item>
          <text:p text:style-name="P33"><text:span text:style-name="Strong_20_Emphasis">Redirection endpoint</text:span> (yönlendirme uç noktası), kaynak sahibinin (kullanıcının) yetkilendirme işlemini tamamladıktan sonra istemciye geri gönderileceği yerdir.</text:p>
        </text:list-item>
        <text:list-item>
          <text:p text:style-name="P33">Yönlendirme URI'si <text:span text:style-name="Strong_20_Emphasis">mutlaka tam bir URI</text:span> olmalıdır ve <text:span text:style-name="Strong_20_Emphasis">fragment</text:span> içeremez.</text:p>
        </text:list-item>
        <text:list-item>
          <text:p text:style-name="P33">Yönlendirme URI'sine eklenen query parametreler <text:span text:style-name="Strong_20_Emphasis">"application/x-www-form-urlencoded"</text:span> biçiminde olmalı ve daha sonra ek parametreler eklenmeden önce korunmalıdır.</text:p>
        </text:list-item>
        <text:list-item>
          <text:p text:style-name="P32">Bu uç nokta, istemcinin kaydolduğu ve yetkilendirme sırasında belirttiği yerdir.</text:p>
        </text:list-item>
      </text:list>
      <text:p text:style-name="Text_20_body">Bu bölüm, istemcilerin ve yetkilendirme sunucularının <text:span text:style-name="Strong_20_Emphasis">OAuth 2.0 akışları</text:span> sırasında güvenli ve uyumlu bir şekilde nasıl iletişim kurması gerektiğini tanımlar.</text:p>
      <text:p text:style-name="Text_20_body"><text:span text:style-name="Strong_20_Emphasis">3.1.2.1. Endpoint Request Confidentiality</text:span> bölümü, OAuth 2.0 protokolünde <text:span text:style-name="Strong_20_Emphasis">yönlendirme uç noktasına</text:span> yapılan isteklerin güvenliği ile ilgilidir. Bu bölüm, özellikle kullanıcıya ait hassas bilgilerin iletildiği durumlarda güvenlik önlemleri alınmasını vurgular.</text:p>
      <text:h text:style-name="Heading_20_3" text:outline-level="3">1. <text:span text:style-name="Strong_20_Emphasis">TLS Kullanımı ve Öneri</text:span></text:h>
      <text:list text:style-name="L21">
        <text:list-item>
          <text:p text:style-name="P34"><text:span text:style-name="Strong_20_Emphasis">TLS (Transport Layer Security)</text:span>, verilerin internet üzerinden güvenli bir şekilde iletilmesini sağlayan bir şifreleme protokolüdür. Bu bölümde, <text:span text:style-name="Strong_20_Emphasis">TLS</text:span>'nin kullanımı teşvik edilir.</text:p>
          <text:list>
            <text:list-item>
              <text:p text:style-name="P34"><text:span text:style-name="Strong_20_Emphasis">TLS Kullanımı Gereklidir:</text:span> Eğer istemci, <text:span text:style-name="Strong_20_Emphasis">"code"</text:span> (yetkilendirme kodu) veya <text:span text:style-name="Strong_20_Emphasis">"token"</text:span> (erişim belirteci) gibi yanıt türlerini talep ediyorsa veya yönlendirme isteği, <text:span text:style-name="Strong_20_Emphasis">açık ağda hassas kimlik bilgileri</text:span> iletilecekse, <text:span text:style-name="Strong_20_Emphasis">TLS</text:span> kullanılması <text:span text:style-name="Strong_20_Emphasis">ŞARTTIR</text:span>.</text:p>
            </text:list-item>
            <text:list-item>
              <text:p text:style-name="P34"><text:span text:style-name="Strong_20_Emphasis">Hassas Bilgilerle İletişim:</text:span> Kullanıcı adı, şifre, yetkilendirme kodu veya erişim belirteci gibi hassas veriler açık ağlarda iletildiğinde, bu verilerin <text:span text:style-name="Strong_20_Emphasis">gizliliği ve bütünlüğü</text:span> bozulabilir. TLS bu verileri şifreleyerek güvenliği artırır.</text:p>
            </text:list-item>
          </text:list>
        </text:list-item>
      </text:list>
      <text:h text:style-name="Heading_20_3" text:outline-level="3"><text:soft-page-break/>2. <text:span text:style-name="Strong_20_Emphasis">TLS Zorunluluğunun Uygulanmaması</text:span></text:h>
      <text:list text:style-name="L22">
        <text:list-item>
          <text:p text:style-name="P35">Bu spesifikasyon, <text:span text:style-name="Strong_20_Emphasis">TLS'nin zorunlu hale getirilmesini</text:span> istememektedir çünkü o dönemde <text:span text:style-name="Strong_20_Emphasis">TLS'i uygulamak</text:span> çoğu istemci geliştiricisi için büyük bir engel olabilir. Yani, bazı istemcilerin TLS desteği olmayabilir veya kullanımı zorlu olabilir.</text:p>
          <text:list>
            <text:list-item>
              <text:p text:style-name="P35">Ancak, <text:span text:style-name="Strong_20_Emphasis">TLS'nin sağlanamadığı durumlarda</text:span>, yetkilendirme sunucusu, kaynak sahibine (kullanıcıya) <text:span text:style-name="Strong_20_Emphasis">güvensiz uç nokta</text:span> hakkında bir uyarı mesajı göstermelidir. Bu, kullanıcıyı güvenlik riski hakkında bilgilendirmek için yapılır.</text:p>
              <text:p text:style-name="P35">Örneğin, kullanıcı bir üçüncü parti giriş hizmeti (third-party sign-in) kullanıyorsa, yetkilendirme sunucusu kullanıcıya şu uyarıyı gösterebilir: "Bu bağlantı güvenli değil. Kimlik bilgilerinizi risk altında bırakabilirsiniz."</text:p>
            </text:list-item>
          </text:list>
        </text:list-item>
      </text:list>
      <text:h text:style-name="Heading_20_3" text:outline-level="3">3. <text:span text:style-name="Strong_20_Emphasis">TLS Kullanımının Güvenlik Üzerindeki Etkisi</text:span></text:h>
      <text:list text:style-name="L23">
        <text:list-item>
          <text:p text:style-name="P36"><text:span text:style-name="Strong_20_Emphasis">TLS'in eksikliği, istemci ve korunan kaynaklar üzerinde ciddi güvenlik etkileri yaratabilir.</text:span> Yönlendirme uç noktasındaki isteklerin açık ağda iletilmesi, hassas verilerin saldırganlar tarafından ele geçirilmesine, değiştirilmesine veya kötüye kullanılmasına neden olabilir. Bu, OAuth 2.0’ın temel güvenlik garantilerinden biri olan <text:span text:style-name="Strong_20_Emphasis">kimlik doğrulama</text:span> ve <text:span text:style-name="Strong_20_Emphasis">yetkilendirme</text:span> süreçlerini zayıflatabilir.</text:p>
        </text:list-item>
        <text:list-item>
          <text:p text:style-name="P36">Özellikle OAuth 2.0 kullanılarak gerçekleştirilen <text:span text:style-name="Strong_20_Emphasis">üçüncü taraf kimlik doğrulaması</text:span> (third-party sign-in) gibi durumlarda, <text:span text:style-name="Strong_20_Emphasis">TLS kullanımı kritik</text:span> hale gelir. Çünkü bu senaryolarda, kullanıcı oturumu genellikle bir üçüncü parti uygulama tarafından devralınır ve kimlik bilgileri (örneğin, sosyal medya hesapları veya banka hesapları) çok daha hassas hale gelir.</text:p>
        </text:list-item>
      </text:list>
      <text:h text:style-name="Heading_20_3" text:outline-level="3">4. <text:span text:style-name="Strong_20_Emphasis">Özet</text:span></text:h>
      <text:list text:style-name="L24">
        <text:list-item>
          <text:p text:style-name="P38"><text:span text:style-name="Strong_20_Emphasis">TLS kullanımı önerilir</text:span> ve genellikle "code" veya "token" yanıt türleri talep edildiğinde, veya hassas bilgilerin iletilmesi bekleniyorsa zorunludur.</text:p>
        </text:list-item>
        <text:list-item>
          <text:p text:style-name="P38">Eğer <text:span text:style-name="Strong_20_Emphasis">TLS sağlanamıyorsa</text:span>, yetkilendirme sunucusu kullanıcıyı <text:span text:style-name="Strong_20_Emphasis">güvensiz uç nokta hakkında uyar</text:span> yapmalıdır.</text:p>
        </text:list-item>
        <text:list-item>
          <text:p text:style-name="P37"><text:span text:style-name="Strong_20_Emphasis">Güvenlik</text:span> açısından, TLS, özellikle <text:span text:style-name="Strong_20_Emphasis">üçüncü parti kimlik doğrulaması</text:span> gibi durumlarda büyük önem taşır. Bu güvenlik protokolü, <text:span text:style-name="Strong_20_Emphasis">hassas bilgilerin korunması</text:span> ve <text:span text:style-name="Strong_20_Emphasis">veri iletiminin gizliliği</text:span> için gereklidir.</text:p>
        </text:list-item>
      </text:list>
      <text:p text:style-name="Text_20_body">Bu bölüm, güvenli veri iletiminin önemini vurgular ve yetkilendirme sürecinin güvenli bir şekilde yapılması için TLS kullanılması gerektiğini belirtir.</text:p>
      <text:p text:style-name="Text_20_body"/>
      <text:p text:style-name="Text_20_body"><text:span text:style-name="Strong_20_Emphasis">3.1.2.2. Registration Requirements</text:span> bölümü, <text:span text:style-name="Strong_20_Emphasis">OAuth 2.0</text:span>'da <text:span text:style-name="Strong_20_Emphasis">yönlendirme uç noktası (redirection endpoint)</text:span> kayıt sürecini tanımlar. Bu kayıt, güvenliği sağlamak ve potansiyel saldırılara karşı korunmak için gereklidir. Yönlendirme uç noktası, kullanıcının yetkilendirme işlemi tamamlandığında OAuth sunucusu tarafından geri gönderileceği URI'dir. Bu bölümde, yönlendirme uç noktalarının nasıl kaydedileceği ve hangi tür istemcilerin kaydettirilmesi gerektiği açıklanır.</text:p>
      <text:h text:style-name="Heading_20_3" text:outline-level="3">1. <text:span text:style-name="Strong_20_Emphasis">Kayıt Zorunluluğu Olan İstemciler</text:span></text:h>
      <text:p text:style-name="Text_20_body">Yetkilendirme sunucusu, aşağıdaki istemcilerin <text:span text:style-name="Strong_20_Emphasis">yönlendirme uç noktasını</text:span> kaydettirmelerini <text:span text:style-name="Strong_20_Emphasis">zorunlu kılmalıdır</text:span>:</text:p>
      <text:list text:style-name="L25">
        <text:list-item>
          <text:p text:style-name="P40"><text:soft-page-break/><text:span text:style-name="Strong_20_Emphasis">Public clients (Açık istemciler)</text:span>: Bu istemciler, istemci kimlik bilgilerini gizli tutamazlar, yani uygulama kodu kullanıcının cihazında çalışır ve kimlik bilgileri korunmaz. Bu nedenle, bu istemcilerin yönlendirme uç noktalarının kaydedilmesi gereklidir.</text:p>
        </text:list-item>
        <text:list-item>
          <text:p text:style-name="P39"><text:span text:style-name="Strong_20_Emphasis">Confidential clients utilizing the implicit grant type (Yetkilendirme kodu kullanılmayan gizli istemciler)</text:span>: İstemci, güvenli kimlik doğrulama yapabilen, fakat açık istemciler gibi kimlik bilgilerini riske atan istemcilere kıyasla daha güvenlidir. Ancak, <text:span text:style-name="Strong_20_Emphasis">implict grant type</text:span> kullanarak erişim belirteci elde etmeyi amaçlayan istemciler için de yönlendirme uç noktası kaydı gereklidir.</text:p>
        </text:list-item>
      </text:list>
      <text:h text:style-name="Heading_20_3" text:outline-level="3">2. <text:span text:style-name="Strong_20_Emphasis">Tüm İstemcilerin Kayıt Zorunluluğu</text:span></text:h>
      <text:list text:style-name="L26">
        <text:list-item>
          <text:p text:style-name="P42">Yetkilendirme sunucusu, <text:span text:style-name="Strong_20_Emphasis">tüm istemcilerin</text:span> yönlendirme uç noktasını, <text:span text:style-name="Strong_20_Emphasis">yetkilendirme uç noktasını</text:span> kullanmadan önce kaydetmelerini <text:span text:style-name="Strong_20_Emphasis">önerir</text:span>. Bu, yalnızca güvenli istemciler için değil, tüm istemciler için önemlidir.</text:p>
        </text:list-item>
        <text:list-item>
          <text:p text:style-name="P41">Yetkilendirme sunucusunun, istemcilerden kaydetmeleri gereken yönlendirme URI'yi <text:span text:style-name="Strong_20_Emphasis">tam</text:span> olarak talep etmesi gerekir. Yani istemci sadece bir kısmı değil, URI'nin tamamını kaydetmelidir. Ancak, bu zorunlu değilse, sunucu, istemcinin yalnızca <text:span text:style-name="Strong_20_Emphasis">URI şeması</text:span>, <text:span text:style-name="Strong_20_Emphasis">yetki kısmı</text:span> ve <text:span text:style-name="Strong_20_Emphasis">yol kısmı</text:span> (path) gibi temel bileşenleri kaydetmesini isteyebilir. Bu durumda istemci, sorgu bileşenini (query component) dinamik olarak değiştirebilir.</text:p>
        </text:list-item>
      </text:list>
      <text:h text:style-name="Heading_20_3" text:outline-level="3">3. <text:span text:style-name="Strong_20_Emphasis">Birden Fazla Yönlendirme Uç Noktasının Kaydı</text:span></text:h>
      <text:list text:style-name="L27">
        <text:list-item>
          <text:p text:style-name="P43">Yetkilendirme sunucusu, istemcinin birden fazla yönlendirme uç noktası kaydetmesine <text:span text:style-name="Strong_20_Emphasis">izin verebilir</text:span>. Bu, istemcinin birden fazla yetkilendirme uç noktası kullanabileceği anlamına gelir.</text:p>
        </text:list-item>
      </text:list>
      <text:h text:style-name="Heading_20_3" text:outline-level="3">4. <text:span text:style-name="Strong_20_Emphasis">Yönlendirme Uç Noktası Kaydının Olmaması Riskleri</text:span></text:h>
      <text:list text:style-name="L28">
        <text:list-item>
          <text:p text:style-name="P44">Eğer yönlendirme URI'sinin kaydedilmesi zorunlu kılınmazsa, kötü niyetli bir saldırgan <text:span text:style-name="Strong_20_Emphasis">açık yönlendirme</text:span> (open redirector) saldırısı yapabilir. Bu tür saldırılar, yetkilendirme uç noktasının <text:span text:style-name="Strong_20_Emphasis">başka bir siteye yönlendirme yapacak şekilde manipüle edilmesi</text:span> ile gerçekleştirilir. Bu saldırılar, yetkilendirme sunucusunun istemcinin doğruluğunu doğru şekilde kontrol etmemesinden faydalanır.</text:p>
          <text:p text:style-name="P44">Örneğin:</text:p>
          <text:list>
            <text:list-item>
              <text:p text:style-name="P44"><text:span text:style-name="Strong_20_Emphasis">Açık yönlendirme</text:span> durumu şu şekilde gerçekleşebilir: Eğer istemci tarafından kayıtlı olmayan bir yönlendirme uç noktası, kötü niyetli bir siteye yönlendiriliyorsa, kullanıcı oturum açtıktan sonra, kimlik bilgileri yanlış bir siteye yönlendirilebilir ve saldırgan bu bilgileri ele geçirebilir.</text:p>
            </text:list-item>
          </text:list>
        </text:list-item>
      </text:list>
      <text:h text:style-name="Heading_20_3" text:outline-level="3">5. <text:span text:style-name="Strong_20_Emphasis">Özetle</text:span></text:h>
      <text:list text:style-name="L29">
        <text:list-item>
          <text:p text:style-name="P46"><text:span text:style-name="Strong_20_Emphasis">Public</text:span> ve <text:span text:style-name="Strong_20_Emphasis">Confidential (implicit grant)</text:span> istemcilerinin yönlendirme uç noktalarını kaydetmeleri gereklidir.</text:p>
        </text:list-item>
        <text:list-item>
          <text:p text:style-name="P46">Tüm istemcilerin yönlendirme uç noktalarını kaydetmesi önerilir.</text:p>
        </text:list-item>
        <text:list-item>
          <text:p text:style-name="P46">Yönlendirme URI'sinin <text:span text:style-name="Strong_20_Emphasis">tam</text:span> olarak kaydedilmesi önemlidir; yalnızca şema, yetki ve yol kısmı kaydedilerek, istemci sorgu parametrelerini dinamik olarak değiştirebilir.</text:p>
        </text:list-item>
        <text:list-item>
          <text:p text:style-name="P46">Yetkilendirme sunucusu, birden fazla yönlendirme uç noktasının kaydedilmesine izin verebilir.</text:p>
        </text:list-item>
        <text:list-item>
          <text:p text:style-name="P45"><text:soft-page-break/><text:span text:style-name="Strong_20_Emphasis">Açık yönlendirme</text:span> (open redirector) saldırılarından korunmak için yönlendirme URI'sinin kaydedilmesi çok önemlidir.</text:p>
        </text:list-item>
      </text:list>
      <text:p text:style-name="Text_20_body">Bu bölüm, istemci güvenliğini sağlamak ve kötüye kullanımı engellemek için doğru yönlendirme uç noktası kaydının yapılmasının önemini vurgular.</text:p>
      <text:p text:style-name="Standard"/>
      <text:p text:style-name="Text_20_body"><text:span text:style-name="Strong_20_Emphasis">3.1.2.3. Dynamic Configuration</text:span> bölümü, <text:span text:style-name="Strong_20_Emphasis">OAuth 2.0</text:span> protokolünde istemcilerin yönlendirme URI'leri (redirection URIs) ile nasıl çalıştığını ve yetkilendirme sunucusunun bu URI'lerle nasıl etkileşimde bulunduğunu açıklamaktadır. Bu bölüm, istemcilerin yönlendirme URI'lerini dinamik bir şekilde kullanabilmelerini sağlar ve ayrıca, istemcinin kayıtlı URI'ler ile uyumsuzluk durumunda nasıl bir işlem yapılacağını belirtir.</text:p>
      <text:h text:style-name="Heading_20_3" text:outline-level="3">1. <text:span text:style-name="Strong_20_Emphasis">Yönlendirme URI'lerinin Kayıt Durumu</text:span></text:h>
      <text:list text:style-name="L30">
        <text:list-item>
          <text:p text:style-name="P48">Eğer istemci birden fazla yönlendirme URI'si kaydettirmişse veya yalnızca URI'nin bir kısmı (örneğin, şema, yetki ve yol) kaydedildiyse, istemci yetkilendirme isteğinde bulunduğunda <text:span text:style-name="Strong_20_Emphasis">yönlendirme URI'sini</text:span> <text:span text:style-name="Strong_20_Emphasis">"redirect_uri"</text:span> parametresiyle sunucuya göndermelidir. Bu, istemcinin tam yönlendirme URI'sini belirttiği ve yetkilendirme sunucusunun bu URI'yi doğrulaması gerektiği anlamına gelir.</text:p>
        </text:list-item>
        <text:list-item>
          <text:p text:style-name="P47">Eğer istemci <text:span text:style-name="Strong_20_Emphasis">hiçbir yönlendirme URI'si kaydettirmemişse</text:span>, yine de <text:span text:style-name="Strong_20_Emphasis">"redirect_uri"</text:span> parametresi ile yönlendirme URI'sini belirtmek zorundadır.</text:p>
        </text:list-item>
      </text:list>
      <text:h text:style-name="Heading_20_3" text:outline-level="3">2. <text:span text:style-name="Strong_20_Emphasis">Yönlendirme URI'sinin Doğrulama Süreci</text:span></text:h>
      <text:list text:style-name="L31">
        <text:list-item>
          <text:p text:style-name="P50"><text:span text:style-name="Strong_20_Emphasis">Yönlendirme URI'si</text:span> yetkilendirme isteğiyle birlikte sunucuya gönderildiğinde, yetkilendirme sunucusu şu adımları izler:</text:p>
          <text:list>
            <text:list-item>
              <text:p text:style-name="P50"><text:span text:style-name="Strong_20_Emphasis">Kaydedilen URI'lerle Karşılaştırma</text:span>: Yetkilendirme sunucusu, istemcinin göndermiş olduğu yönlendirme URI'sini, kaydedilen yönlendirme URI'leri (veya URI bileşenleri) ile karşılaştırmalıdır. Bu karşılaştırma, <text:span text:style-name="Strong_20_Emphasis">RFC 3986</text:span> bölüm 6'ya uygun olarak yapılmalıdır.</text:p>
            </text:list-item>
            <text:list-item>
              <text:p text:style-name="P50"><text:span text:style-name="Strong_20_Emphasis">Tam URI Karşılaştırması</text:span>: Eğer istemci kaydında <text:span text:style-name="Strong_20_Emphasis">tam yönlendirme URI'si</text:span> verilmişse, sunucu bu URI'yi doğrudan karşılaştırmalıdır. Bu karşılaştırma, basit bir <text:span text:style-name="Strong_20_Emphasis">string (dize) karşılaştırması</text:span> olarak yapılır. Yani, istemcinin belirttiği URI ile kaydedilen URI'nin tam olarak eşleşip eşleşmediği kontrol edilir.</text:p>
              <text:list>
                <text:list-item>
                  <text:p text:style-name="P49">Örneğin, istemcinin kaydettiği yönlendirme URI'si <text:span text:style-name="Source_20_Text">https://example.com/callback</text:span> ise, yetkilendirme sunucusu, istemcinin gönderdiği <text:span text:style-name="Source_20_Text">redirect_uri</text:span> parametresinin bu tam URI ile eşleşip eşleşmediğini kontrol eder.</text:p>
                </text:list-item>
              </text:list>
            </text:list-item>
          </text:list>
        </text:list-item>
      </text:list>
      <text:h text:style-name="Heading_20_3" text:outline-level="3">3. <text:span text:style-name="Strong_20_Emphasis">Yönlendirme URI'si Eşleşmeme Durumu</text:span></text:h>
      <text:list text:style-name="L32">
        <text:list-item>
          <text:p text:style-name="P51">Eğer istemcinin gönderdiği yönlendirme URI'si, kaydedilen URI'ler ile eşleşmezse, yetkilendirme sunucusu bu durumu hata olarak değerlendirmeli ve uygun bir hata yanıtı döndürmelidir. Bu genellikle, istemcinin kaydetmediği bir URI'ye yönlendirme yapmaya çalışması durumunda gerçekleşir.</text:p>
        </text:list-item>
      </text:list>
      <text:h text:style-name="Heading_20_3" text:outline-level="3"><text:soft-page-break/>4. <text:span text:style-name="Strong_20_Emphasis">Esneklik ve Dinamik Yönlendirme</text:span></text:h>
      <text:list text:style-name="L33">
        <text:list-item>
          <text:p text:style-name="P52"><text:span text:style-name="Strong_20_Emphasis">Dinamik yapılandırma</text:span> sayesinde istemciler, kaydedilen URI'leriyle uyumsuzluk durumunda bile, belirli URI bileşenlerini dinamik olarak değiştirebilirler. Örneğin, istemci sadece URI'nin temel kısmını (şema, yetki, yol) kaydedebilir ve sorgu parametrelerini (query components) dinamik olarak değiştirebilir. Bu esneklik, istemcinin yönlendirme URI'sini daha esnek bir şekilde yönetmesine olanak tanır.</text:p>
        </text:list-item>
      </text:list>
      <text:h text:style-name="Heading_20_3" text:outline-level="3">5. <text:span text:style-name="Strong_20_Emphasis">Özetle</text:span></text:h>
      <text:list text:style-name="L34">
        <text:list-item>
          <text:p text:style-name="P54">Eğer istemci birden fazla veya eksik yönlendirme URI'si kaydettirmişse, istemci her yetkilendirme isteğiyle birlikte tam yönlendirme URI'sini <text:span text:style-name="Strong_20_Emphasis">"redirect_uri"</text:span> parametresi olarak göndermelidir.</text:p>
        </text:list-item>
        <text:list-item>
          <text:p text:style-name="P54">Yetkilendirme sunucusu, gönderilen yönlendirme URI'sini kaydedilen URI ile karşılaştırmalıdır. Bu karşılaştırma basit bir string karşılaştırmasıdır ve URI'nin tam olarak eşleşip eşleşmediği kontrol edilir.</text:p>
        </text:list-item>
        <text:list-item>
          <text:p text:style-name="P53">Bu süreç, istemci tarafından kullanılan URI'yi doğrulamak için gereklidir ve güvenlik amacıyla doğru eşleşme yapılmalıdır.</text:p>
        </text:list-item>
      </text:list>
      <text:p text:style-name="Text_20_body">Bu özellik, istemcilerin dinamik yapılandırmalarını destekler ve yalnızca güvenli ve kayıtlı URI'lerin yönlendirme için kullanılmasına olanak tanır.</text:p>
      <text:p text:style-name="Standard"/>
      <text:p text:style-name="Text_20_body"><text:span text:style-name="Strong_20_Emphasis">3.1.2.4. Invalid Endpoint</text:span> bölümü, <text:span text:style-name="Strong_20_Emphasis">OAuth 2.0</text:span> protokolünde, istemciden gelen geçersiz yönlendirme URI'leri (redirection URIs) ile ilgili olarak yetkilendirme sunucusunun nasıl davranması gerektiğini açıklamaktadır.</text:p>
      <text:h text:style-name="Heading_20_3" text:outline-level="3">1. <text:span text:style-name="Strong_20_Emphasis">Geçersiz Yönlendirme URI'si Durumu</text:span></text:h>
      <text:p text:style-name="Text_20_body">Eğer bir yetkilendirme isteği şu nedenlerden dolayı başarısız olursa:</text:p>
      <text:list text:style-name="L35">
        <text:list-item>
          <text:p text:style-name="P56"><text:span text:style-name="Strong_20_Emphasis">Eksik yönlendirme URI</text:span> (yönlendirme URI'si parametresi gönderilmemişse),</text:p>
        </text:list-item>
        <text:list-item>
          <text:p text:style-name="P56"><text:span text:style-name="Strong_20_Emphasis">Geçersiz yönlendirme URI</text:span> (geçersiz bir URI formatı veya hatalı yapılandırılmış bir URI gönderilmişse),</text:p>
        </text:list-item>
        <text:list-item>
          <text:p text:style-name="P55"><text:span text:style-name="Strong_20_Emphasis">Uyumsuz yönlendirme URI</text:span> (gönderilen URI, kayıtlı URI ile eşleşmiyorsa),</text:p>
        </text:list-item>
      </text:list>
      <text:p text:style-name="Text_20_body">o zaman <text:span text:style-name="Strong_20_Emphasis">yetkilendirme sunucusu</text:span> şu şekilde hareket etmelidir:</text:p>
      <text:h text:style-name="Heading_20_3" text:outline-level="3">2. <text:span text:style-name="Strong_20_Emphasis">Bilgilendirme ve Kullanıcı Yönlendirmesi</text:span></text:h>
      <text:list text:style-name="L36">
        <text:list-item>
          <text:p text:style-name="P57"><text:span text:style-name="Strong_20_Emphasis">Yetkilendirme sunucusu</text:span>, <text:span text:style-name="Strong_20_Emphasis">kaynak sahibi</text:span> (resource owner) olarak bilinen kullanıcının, yanlış bir yönlendirme URI'sine yönlendirilmeden önce bu hatayı bilgilendirmelidir. Yani, kullanıcıya bir hata mesajı gösterilmeli ve hatanın ne olduğunu anlaması sağlanmalıdır.</text:p>
          <text:list>
            <text:list-item>
              <text:p text:style-name="P58">Örneğin, bir kullanıcı bir yetkilendirme işlemi yaparken, sistem geçersiz bir URI'yi doğrulamaya çalıştığında, sistem kullanıcıyı "Geçersiz yönlendirme URI" hatası ile bilgilendirebilir.</text:p>
            </text:list-item>
          </text:list>
        </text:list-item>
        <text:list-item>
          <text:p text:style-name="P57"><text:span text:style-name="Strong_20_Emphasis">Otomatik Yönlendirme Yasaktır</text:span>: Yetkilendirme sunucusu, geçersiz bir yönlendirme URI'sine otomatik olarak kullanıcıyı yönlendirmemelidir. Yani, eğer bir hata oluşursa, kullanıcı doğrudan hatalı URI'ye yönlendirilmemelidir. Bunun yerine, sunucu bu hatayı bildirmeli ve kullanıcının doğru işlemi yapmasına olanak sağlamalıdır.</text:p>
          <text:list>
            <text:list-item>
              <text:p text:style-name="P57"><text:soft-page-break/>Bu, güvenlik açısından kritik bir adımdır çünkü kötü niyetli bir kişi, geçersiz bir URI kullanarak kullanıcıyı zararlı bir siteye yönlendirmeyi amaçlayabilir. Yetkilendirme sunucusunun otomatik olarak hatalı URI'lere yönlendirme yapmaması, bu tür saldırılara karşı bir koruma sağlar.</text:p>
            </text:list-item>
          </text:list>
        </text:list-item>
      </text:list>
      <text:h text:style-name="Heading_20_3" text:outline-level="3">3. <text:span text:style-name="Strong_20_Emphasis">Özetle</text:span></text:h>
      <text:list text:style-name="L37">
        <text:list-item>
          <text:p text:style-name="P60"><text:span text:style-name="Strong_20_Emphasis">Geçersiz bir yönlendirme URI</text:span> geldiğinde, yetkilendirme sunucusu kullanıcılara bu hatayı bildirmelidir.</text:p>
        </text:list-item>
        <text:list-item>
          <text:p text:style-name="P60">Kullanıcı, hatalı URI'ye yönlendirilmemeli, doğru yönlendirme işlemi için hata mesajı gösterilmelidir.</text:p>
        </text:list-item>
        <text:list-item>
          <text:p text:style-name="P59">Bu davranış, güvenlik önlemleriyle uyumlu olup kötü niyetli saldırılara karşı bir koruma sağlar.</text:p>
        </text:list-item>
      </text:list>
      <text:p text:style-name="Text_20_body">Bu bölüm, OAuth protokolünde güvenlik sağlamak ve kullanıcıyı olası hatalı yönlendirmelerden korumak için önemlidir.</text:p>
      <text:p text:style-name="Standard"/>
      <text:p text:style-name="Text_20_body"><text:span text:style-name="Strong_20_Emphasis">3.1.2.5. Endpoint Content</text:span> bölümü, OAuth 2.0 protokolünde, istemciye yönlendirme yapılan endpoint'in içerik güvenliği ile ilgili önlemleri tartışmaktadır. Bu bölüm, istemcilerin güvenli bir şekilde yönlendirme URI'lerinden alınan kimlik bilgilerini işlemeleri ve kullanıcı verilerini korumaları gerektiğini belirtir.</text:p>
      <text:h text:style-name="Heading_20_3" text:outline-level="3">1. <text:span text:style-name="Strong_20_Emphasis">Yönlendirme Sonucu HTML Belgesi</text:span></text:h>
      <text:p text:style-name="Text_20_body">Yönlendirme URI'sine yapılan bir istek genellikle bir <text:span text:style-name="Strong_20_Emphasis">HTML belgesi</text:span> yanıtı döndürür. Bu HTML yanıtı, kullanıcının tarayıcısı (user-agent) tarafından işlenir ve gösterilir. Ancak, bu işlem sırasında <text:span text:style-name="Strong_20_Emphasis">HTML belgesine eklenen scriptler</text:span>, URI'den alınan kimlik bilgilerine tam erişim sağlar. Bu da, kötü niyetli scriptlerin bu verilere müdahale edebilmesine veya onları dışarıya sızdırmasına olanak tanıyabilir.</text:p>
      <text:p text:style-name="Text_20_body">Örneğin, bir istemci yönlendirme URI'sini içerik olarak gönderirse ve bu URI kimlik bilgileri içeriyorsa, içeriği işleyen tarayıcıdaki bir JavaScript kodu, bu kimlik bilgilerine erişebilir. Bu, özellikle kötü amaçlı scriptler için güvenlik açığı yaratabilir.</text:p>
      <text:h text:style-name="Heading_20_3" text:outline-level="3">2. <text:span text:style-name="Strong_20_Emphasis">Üçüncü Taraf Scriptlerinin Kullanılmaması</text:span></text:h>
      <text:list text:style-name="L38">
        <text:list-item>
          <text:p text:style-name="P62"><text:span text:style-name="Strong_20_Emphasis">İstemci, yönlendirme endpoint'inin yanıtında üçüncü taraf scriptlerini (örneğin, analitik araçları, sosyal medya eklentileri, reklam ağları) kullanmamalıdır.</text:span></text:p>
          <text:list>
            <text:list-item>
              <text:p text:style-name="P62">Üçüncü taraf scriptleri, kötü amaçlı yazılımlar, izleme scriptleri veya güvenlik açıkları taşıyabilir. Bu nedenle, istemci bu tür scriptleri kendi redirection endpoint'lerinde kullanmamalıdır.</text:p>
            </text:list-item>
          </text:list>
        </text:list-item>
        <text:list-item>
          <text:p text:style-name="P62"><text:span text:style-name="Strong_20_Emphasis">Kimlik bilgilerini URI'den çıkartarak başka bir endpoint'e yeniden yönlendirme yapılmalıdır.</text:span></text:p>
          <text:list>
            <text:list-item>
              <text:p text:style-name="P61">Kimlik bilgileri URI'den çıkarılmalı ve güvenli bir şekilde başka bir endpoint'e yönlendirilmelidir. Bu, URI içinde hassas bilgilerin görünür olmamasını sağlar ve güvenliği artırır. Bu sayede, credential'lar (kimlik bilgileri) istemci tarafında herhangi bir şekilde sızmaz.</text:p>
            </text:list-item>
          </text:list>
        </text:list-item>
      </text:list>
      <text:h text:style-name="Heading_20_3" text:outline-level="3"><text:soft-page-break/>3. <text:span text:style-name="Strong_20_Emphasis">Scriptlerin Çalıştırılma Sırası</text:span></text:h>
      <text:list text:style-name="L39">
        <text:list-item>
          <text:p text:style-name="P64">Eğer istemci <text:span text:style-name="Strong_20_Emphasis">üçüncü taraf scriptlerini kullanmak zorundaysa</text:span>, istemci, <text:span text:style-name="Strong_20_Emphasis">kendi scriptlerinin</text:span> (kimlik bilgilerini URI'den çıkartıp güvenli bir şekilde işleyen scriptlerin) <text:span text:style-name="Strong_20_Emphasis">öncelikli olarak çalışmasını sağlamalıdır.</text:span></text:p>
          <text:list>
            <text:list-item>
              <text:p text:style-name="P63">Bu, istemcinin kendi güvenlik önlemlerini alabilmesi için önemlidir. Kimlik bilgilerini URI'den çıkarıp başka bir endpoint'e yönlendirmeden önce, üçüncü taraf scriptlerinin bu verilere erişmesini engellemek gereklidir.</text:p>
            </text:list-item>
          </text:list>
        </text:list-item>
      </text:list>
      <text:h text:style-name="Heading_20_3" text:outline-level="3">4. <text:span text:style-name="Strong_20_Emphasis">Özetle</text:span></text:h>
      <text:list text:style-name="L40">
        <text:list-item>
          <text:p text:style-name="P66"><text:span text:style-name="Strong_20_Emphasis">Yönlendirme URI'si ile birlikte gelen HTML yanıtında</text:span> kimlik bilgileri yer alıyorsa, <text:span text:style-name="Strong_20_Emphasis">üçüncü taraf scriptlerinin</text:span> bulunmaması gerekir.</text:p>
        </text:list-item>
        <text:list-item>
          <text:p text:style-name="P66">İstemci, <text:span text:style-name="Strong_20_Emphasis">kimlik bilgilerini URI'den çıkartarak başka bir endpoint'e güvenli bir şekilde yönlendirme yapmalıdır.</text:span></text:p>
        </text:list-item>
        <text:list-item>
          <text:p text:style-name="P65"><text:span text:style-name="Strong_20_Emphasis">Üçüncü taraf scriptleri</text:span> kullanılacaksa, istemci, <text:span text:style-name="Strong_20_Emphasis">kendi güvenlik scriptlerinin</text:span> öncelikli olarak çalışmasını sağlamalıdır.</text:p>
        </text:list-item>
      </text:list>
      <text:p text:style-name="Text_20_body">Bu bölüm, güvenli olmayan uygulamalara karşı bir koruma sağlar ve istemcilerin kullanıcı kimlik bilgilerini üçüncü taraflardan gizli tutmalarını ve doğru şekilde işlemesini sağlar. Bu, OAuth protokolünün güvenli bir şekilde uygulanması açısından kritik bir güvenlik önlemid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6:34:17.345108475</meta:creation-date>
    <dc:date>2025-01-26T06:49:07.255134449</dc:date>
    <meta:editing-duration>PT14M50S</meta:editing-duration>
    <meta:editing-cycles>1</meta:editing-cycles>
    <meta:document-statistic meta:table-count="0" meta:image-count="0" meta:object-count="0" meta:page-count="11" meta:paragraph-count="169" meta:word-count="3268" meta:character-count="26771" meta:non-whitespace-character-count="23777"/>
    <meta:generator>LibreOffice/7.4.7.2$Linux_X86_64 LibreOffice_project/40$Build-2</meta:generator>
  </office:meta>
</office:document-meta>
</file>